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1.6028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83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Size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MMENT</text:p>
          </table:table-cell>
          <table:table-cell table:style-name="ce2" office:value-type="string">
            <text:p>VERY HIGH ZOOM</text:p>
          </table:table-cell>
          <table:table-cell table:style-name="ce5" table:number-columns-repeated="7"/>
          <table:table-cell table:style-name="ce3" table:number-columns-repeated="5"/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an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ank.pn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ench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ench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caf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cafe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staura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restaurant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schoo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school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cycl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recycling.pn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atm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tm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toilet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toilets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ast_foo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astfood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u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ub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box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stbox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information</text:p>
          </table:table-cell>
          <table:table-cell office:value-type="string">
            <text:p>guide_pos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guidepost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port</text:p>
          </table:table-cell>
          <table:table-cell office:value-type="string">
            <text:p>swimm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swimming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port</text:p>
          </table:table-cell>
          <table:table-cell office:value-type="string">
            <text:p>socc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soccer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hop</text:p>
          </table:table-cell>
          <table:table-cell office:value-type="string">
            <text:p>supermarke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supermarket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kindergarte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kindergarten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natural</text:p>
          </table:table-cell>
          <table:table-cell office:value-type="string">
            <text:p>spr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spring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teleph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telephone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ountai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ountain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ddr:housenumber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ire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irestation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sub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SubStation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MMENT</text:p>
          </table:table-cell>
          <table:table-cell table:number-columns-repeated="17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lighthous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ighthouse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uoy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oy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raffic_sign</text:p>
          </table:table-cell>
          <table:table-cell office:value-type="string">
            <text:p>city_limi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citylimit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ower|power_source</text:p>
          </table:table-cell>
          <table:table-cell office:value-type="string">
            <text:p>generator|wi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Wind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natural</text:p>
          </table:table-cell>
          <table:table-cell office:value-type="string">
            <text:p>pea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!_lon!_lat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eak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bus_sto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s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ga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gate.svg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wal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wall.svg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u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uel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lace_of_worshi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church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arking.png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layground.pn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l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lice.pn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off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us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sstation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radar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max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radar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traffic_signal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litzer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picnic_si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icnic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viewpoi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inoculars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attrac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glasses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hot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hotel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inform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info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ieldHospital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ieldHospital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hospital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harmac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harmacy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po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Tower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Tower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|tower:type</text:p>
          </table:table-cell>
          <table:table-cell office:value-type="string">
            <text:p>tower|communic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towerRadio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tower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railway</text:p>
          </table:table-cell>
          <table:table-cell office:value-type="string">
            <text:p>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railwaystation.sv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MMENT</text:p>
          </table:table-cell>
          <table:table-cell table:style-name="ce3" office:value-type="string">
            <text:p>PLACES</text:p>
          </table:table-cell>
          <table:table-cell table:number-columns-repeated="16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72">
            <text:p>7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island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4">
            <text:p>6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4">
            <text:p>6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56">
            <text:p>56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56">
            <text:p>56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hamlet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BorderColor</text:p>
          </table:table-cell>
          <table:table-cell table:style-name="ce1" office:value-type="string">
            <text:p>BorderThickness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BaseLayer</text:p>
          </table:table-cell>
          <table:table-cell office:value-type="string">
            <text:p>AreaIcon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living_street</text:p>
          </table:table-cell>
          <table:table-cell office:value-type="string">
            <text:p>darkgrey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edestrian</text:p>
          </table:table-cell>
          <table:table-cell office:value-type="string">
            <text:p>darkgrey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teps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ey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oad</text:p>
          </table:table-cell>
          <table:table-cell office:value-type="string">
            <text:p>darkgrey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ey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56">
            <text:p>56</text:p>
          </table:table-cell>
          <table:table-cell office:value-type="string">
            <text:p>sans-serif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64">
            <text:p>64</text:p>
          </table:table-cell>
          <table:table-cell office:value-type="string">
            <text:p>sans-seri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goldenrod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goldenrod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darkkhaki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rd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1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2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3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4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5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ath</text:p>
          </table:table-cell>
          <table:table-cell office:value-type="string">
            <text:p>gray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route</text:p>
          </table:table-cell>
          <table:table-cell office:value-type="string">
            <text:p>ferry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ddr:interpolation</text:p>
          </table:table-cell>
          <table:table-cell office:value-type="string">
            <text:p>*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line</text:p>
          </table:table-cell>
          <table:table-cell office:value-type="string">
            <text:p>darkgre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railway</text:p>
          </table:table-cell>
          <table:table-cell office:value-type="string">
            <text:p>rail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canal</text:p>
          </table:table-cell>
          <table:table-cell office:value-type="string">
            <text:p>lightblu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rain</text:p>
          </table:table-cell>
          <table:table-cell office:value-type="string">
            <text:p>lightblu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25001">
            <text:p>2500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!addr:housenumber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man_made</text:p>
          </table:table-cell>
          <table:table-cell office:value-type="string">
            <text:p>pier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ier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Parking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am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oastline</text:p>
          </table:table-cell>
          <table:table-cell office:value-type="string">
            <text:p>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beach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Beach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scree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cree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heath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Heat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marsh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Mars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liff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tadium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Playground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ports_centre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emete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Cemetery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ilita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Military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ervoir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reservoir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ood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yar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grass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eadow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industr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ommerc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table:style-name="ce3" office:value-type="string">
            <text:p>SECTION</text:p>
          </table:table-cell>
          <table:table-cell table:style-name="ce3" office:value-type="string">
            <text:p>ROUTES</text:p>
          </table:table-cell>
          <table:table-cell table:style-name="ce3" office:value-type="string">
            <text:p>ThicknessLine</text:p>
          </table:table-cell>
          <table:table-cell table:style-name="ce3" office:value-type="string">
            <text:p>DashStyle</text:p>
          </table:table-cell>
          <table:table-cell table:style-name="ce3" office:value-type="string">
            <text:p>Opacity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StopNodeThickness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9"/>
        </table:table-row>
        <table:table-row table:style-name="ro1">
          <table:table-cell table:style-name="ce4" office:value-type="string">
            <text:p>hiking</text:p>
          </table:table-cell>
          <table:table-cell office:value-type="string">
            <text:p>red;pink;yellow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re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9"/>
        </table:table-row>
        <table:table-row table:style-name="ro1">
          <table:table-cell office:value-type="string">
            <text:p>bus</text:p>
          </table:table-cell>
          <table:table-cell office:value-type="string">
            <text:p>red;pink;yellow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re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SECTION</text:p>
          </table:table-cell>
          <table:table-cell table:style-name="ce3" office:value-type="string">
            <text:p>END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04/22/2010</text:date>, <text:time>20:1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4-22T20:11:24</dc:date>
    <dc:creator>gs </dc:creator>
    <meta:generator>OpenOffice.org/3.1$Linux OpenOffice.org_project/310m19$Build-9420</meta:generator>
    <meta:editing-duration>PT06H00M49S</meta:editing-duration>
    <meta:editing-cycles>145</meta:editing-cycles>
    <meta:document-statistic meta:table-count="1" meta:cell-count="2392" meta:object-count="0"/>
  </office:meta>
</office:document-meta>
</file>